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urier New,courier" svg:font-family="&quot;Courier New,courier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5"/>
    <style:style style:name="ce3" style:family="table-cell" style:parent-style-name="Default" style:data-style-name="N0">
      <style:table-cell-properties style:vertical-align="middle"/>
      <style:text-properties style:font-name="Courier New,courier" style:font-name-asian="Courier New,courier" style:font-name-complex="Courier New,courier" fo:font-size="7pt" style:font-size-asian="7pt" style:font-size-complex="7pt"/>
    </style:style>
    <style:style style:name="ce4" style:family="table-cell" style:parent-style-name="Default" style:data-style-name="N15">
      <style:table-cell-properties style:vertical-align="middle"/>
      <style:text-properties style:font-name="Courier New,courier" style:font-name-asian="Courier New,courier" style:font-name-complex="Courier New,courier" fo:font-size="7pt" style:font-size-asian="7pt" style:font-size-complex="7pt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color="#FF0000" fo:font-weight="bold" style:font-weight-asian="bold" style:font-weight-complex="bold"/>
    </style:style>
    <style:style style:name="ce7" style:family="table-cell" style:parent-style-name="Default" style:data-style-name="N0">
      <style:text-properties fo:color="#70AD47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ext-properties fo:color="#70AD47" fo:font-weight="bold" style:font-weight-asian="bold" style:font-weight-complex="bold"/>
    </style:style>
    <style:style style:name="co1" style:family="table-column">
      <style:table-column-properties fo:break-before="auto" style:column-width="5.635625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2.80458333333333cm"/>
    </style:style>
    <style:style style:name="co4" style:family="table-column">
      <style:table-column-properties fo:break-before="auto" style:column-width="3.81cm" style:use-optimal-column-width="true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1.666875cm"/>
    </style:style>
    <style:style style:name="co7" style:family="table-column">
      <style:table-column-properties fo:break-before="auto" style:column-width="1.85208333333333cm"/>
    </style:style>
    <style:style style:name="co8" style:family="table-column">
      <style:table-column-properties fo:break-before="auto" style:column-width="1.613958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is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2" table:number-columns-repeated="16368" table:default-cell-style-name="ce1"/>
        <table:table-row table:style-name="ro1">
          <table:table-cell office:value-type="string" table:style-name="ce1">
            <text:p>mean cardiac output</text:p>
          </table:table-cell>
          <table:table-cell office:value-type="float" office:value="5400" table:style-name="ce1">
            <text:p>5400</text:p>
          </table:table-cell>
          <table:table-cell table:style-name="ce1"/>
          <table:table-cell office:value-type="string" table:style-name="ce7">
            <text:p>dp pulmonary artys</text:p>
          </table:table-cell>
          <table:table-cell office:value-type="float" office:value="4" table:formula="of:=[.B1]/[.B6]" table:style-name="ce7">
            <text:p>4</text:p>
          </table:table-cell>
          <table:table-cell table:style-name="ce1"/>
          <table:table-cell office:value-type="string" table:style-name="ce7">
            <text:p>estimated left heart corronarry circulation<text:s/></text:p>
          </table:table-cell>
          <table:table-cell office:value-type="float" office:value="221.34020618556701" table:formula="of:=226*[.B$1]*[.B$3]/(5400*97)" table:style-name="ce7">
            <text:p>221.3402062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ean blood volume</text:p>
          </table:table-cell>
          <table:table-cell office:value-type="float" office:value="5400" table:style-name="ce1">
            <text:p>5400</text:p>
          </table:table-cell>
          <table:table-cell table:style-name="ce1"/>
          <table:table-cell office:value-type="string" table:style-name="ce7">
            <text:p>dp pulmonary capis</text:p>
          </table:table-cell>
          <table:table-cell office:value-type="float" office:value="3" table:formula="of:=[.B1]/[.B7]" table:style-name="ce7">
            <text:p>3</text:p>
          </table:table-cell>
          <table:table-cell table:style-name="ce1"/>
          <table:table-cell office:value-type="string" table:style-name="ce7">
            <text:p>estimated left heart corronarry circulation<text:s/></text:p>
          </table:table-cell>
          <table:table-cell office:value-type="float" office:value="41.623711340206185" table:formula="of:=42.5*[.B$1]*[.B$3]/(5400*97)" table:style-name="ce7">
            <text:p>41.62371134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ean arterial pressure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string" table:style-name="ce7">
            <text:p>dp pulmonary veins<text:s/></text:p>
          </table:table-cell>
          <table:table-cell office:value-type="float" office:value="1" table:formula="of:=[.B1]/[.B8]" table:style-name="ce7">
            <text:p>1</text:p>
          </table:table-cell>
          <table:table-cell table:style-name="ce1"/>
          <table:table-cell office:value-type="string" table:style-name="ce7">
            <text:p>hepatic artery flow</text:p>
          </table:table-cell>
          <table:table-cell office:value-type="float" office:value="243.99819917239137" table:formula="of:=([.E6]+[.E5]-[.E8])*[.B10]" table:style-name="ce7">
            <text:p>243.9981992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planchnic-peripheral ratio</text:p>
          </table:table-cell>
          <table:table-cell office:value-type="float" office:value="0.32" table:style-name="ce1">
            <text:p>0.32</text:p>
          </table:table-cell>
          <table:table-cell table:style-name="ce1"/>
          <table:table-cell office:value-type="string" table:style-name="ce7">
            <text:p>dp pulmonary circulation</text:p>
          </table:table-cell>
          <table:table-cell office:value-type="float" office:value="8" table:formula="of:=SUM([.E1:.E3])" table:style-name="ce7">
            <text:p>8</text:p>
          </table:table-cell>
          <table:table-cell table:style-name="ce1"/>
          <table:table-cell office:value-type="string" table:style-name="ce7">
            <text:p>peripheral BF</text:p>
          </table:table-cell>
          <table:table-cell office:value-type="float" office:value="3891.6940018744144" table:formula="of:=([.$B$1]-[.$H$1]-[.$H$2])/(1+[.$B$4])" table:style-name="ce7">
            <text:p>3891.694002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heart rate</text:p>
          </table:table-cell>
          <table:table-cell office:value-type="float" office:value="72" table:style-name="ce1">
            <text:p>72</text:p>
          </table:table-cell>
          <table:table-cell table:style-name="ce1"/>
          <table:table-cell office:value-type="string" table:style-name="ce7">
            <text:p>dp systemic veins</text:p>
          </table:table-cell>
          <table:table-cell office:value-type="float" office:value="4.0530085110857668" table:formula="of:=[.H4]/[.B9]" table:style-name="ce7">
            <text:p>4.053008511</text:p>
          </table:table-cell>
          <table:table-cell table:style-name="ce1"/>
          <table:table-cell office:value-type="string" table:style-name="ce7">
            <text:p>hepatc vein BF</text:p>
          </table:table-cell>
          <table:table-cell office:value-type="float" office:value="1245.3420805998128" table:formula="of:=([.$B$1]-[.$H$1]-[.$H$2])*[.$B$4]/(1+[.$B$4])" table:style-name="ce7">
            <text:p>1245.34208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pulm artys conductance</text:p>
          </table:table-cell>
          <table:table-cell office:value-type="float" office:value="1350" table:style-name="ce1">
            <text:p>1350</text:p>
          </table:table-cell>
          <table:table-cell table:style-name="ce1"/>
          <table:table-cell office:value-type="string" table:style-name="ce7">
            <text:p>dp peripheral</text:p>
          </table:table-cell>
          <table:table-cell office:value-type="float" office:value="90.085509302648475" table:formula="of:=[.$H$4]/[.B12]" table:style-name="ce7">
            <text:p>90.0855093</text:p>
          </table:table-cell>
          <table:table-cell table:style-name="ce1"/>
          <table:table-cell office:value-type="string" table:style-name="ce7">
            <text:p>GIP BF</text:p>
          </table:table-cell>
          <table:table-cell office:value-type="float" office:value="1001.3438814274214" table:formula="of:=[.H5]-[.H3]" table:style-name="ce7">
            <text:p>1001.34388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pulm capys conductance</text:p>
          </table:table-cell>
          <table:table-cell office:value-type="float" office:value="1800" table:style-name="ce1">
            <text:p>1800</text:p>
          </table:table-cell>
          <table:table-cell table:style-name="ce1"/>
          <table:table-cell office:value-type="string" table:style-name="ce7">
            <text:p>dp systemic circulation</text:p>
          </table:table-cell>
          <table:table-cell office:value-type="float" office:value="94.138517813734239" table:formula="of:=[.E5]+[.E6]" table:style-name="ce7">
            <text:p>94.1385178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ulm veins conductnce</text:p>
          </table:table-cell>
          <table:table-cell office:value-type="float" office:value="5400" table:style-name="ce1">
            <text:p>5400</text:p>
          </table:table-cell>
          <table:table-cell table:style-name="ce1"/>
          <table:table-cell office:value-type="string" table:style-name="ce7">
            <text:p>dp hepatic vein</text:p>
          </table:table-cell>
          <table:table-cell office:value-type="float" office:value="6.9963038235944541" table:formula="of:=[.$H$5]/[.B11]" table:style-name="ce7">
            <text:p>6.99630382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ystemic veins conductance</text:p>
          </table:table-cell>
          <table:table-cell office:value-type="float" office:value="960.19882298047833" table:formula="of:=692*[.B1]/[.H4]" table:style-name="ce1">
            <text:p>960.19882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hepatic artery conductance</text:p>
          </table:table-cell>
          <table:table-cell office:value-type="float" office:value="2.8" table:style-name="ce1">
            <text:p>2.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hepatic vein conductance</text:p>
          </table:table-cell>
          <table:table-cell office:value-type="float" office:value="178" table:style-name="ce1">
            <text:p>17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eripheral conductance</text:p>
          </table:table-cell>
          <table:table-cell office:value-type="float" office:value="43.2" table:style-name="ce1">
            <text:p>43.2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lastic compartment</text:p>
          </table:table-cell>
          <table:table-cell office:value-type="string" table:style-name="ce1">
            <text:p>volume [ml]</text:p>
          </table:table-cell>
          <table:table-cell office:value-type="string" table:style-name="ce1">
            <text:p>compliance [ml/mmHg]</text:p>
          </table:table-cell>
          <table:table-cell office:value-type="string" table:style-name="ce1">
            <text:p>V0 [ml]</text:p>
          </table:table-cell>
          <table:table-cell office:value-type="string" table:style-name="ce1">
            <text:p>external pressure [mmHg]</text:p>
          </table:table-cell>
          <table:table-cell office:value-type="string" table:style-name="ce1">
            <text:p>pressure [mmHg]</text:p>
          </table:table-cell>
          <table:table-cell table:style-name="ce1"/>
          <table:table-cell office:value-type="string" table:style-name="ce1">
            <text:p>cubic spline (brain pCO2 on circulation):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1.8" table:style-name="ce1">
            <text:p>1.8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ystemic arteries</text:p>
          </table:table-cell>
          <table:table-cell office:value-type="float" office:value="997.25" table:formula="of:=([.F15]-[.E15])*[.C15]+[.D15]" table:style-name="ce7">
            <text:p>997.25</text:p>
          </table:table-cell>
          <table:table-cell office:value-type="float" office:value="1.55" table:style-name="ce1">
            <text:p>1.55</text:p>
          </table:table-cell>
          <table:table-cell office:value-type="float" office:value="850" table:style-name="ce1">
            <text:p>850</text:p>
          </table:table-cell>
          <table:table-cell office:value-type="float" office:value="0" table:style-name="ce1">
            <text:p>0</text:p>
          </table:table-cell>
          <table:table-cell office:value-type="float" office:value="95" table:formula="of:=[.B3]" table:style-name="ce7">
            <text:p>95</text:p>
          </table:table-cell>
          <table:table-cell table:number-columns-repeated="3" table:style-name="ce1"/>
          <table:table-cell office:value-type="float" office:value="45" table:style-name="ce2">
            <text:p>4.50E+01</text:p>
          </table:table-cell>
          <table:table-cell office:value-type="float" office:value="1" table:style-name="ce1">
            <text:p>1</text:p>
          </table:table-cell>
          <table:table-cell office:value-type="float" office:value="-0.05" table:style-name="ce1">
            <text:p>-0.0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portal vein</text:p>
          </table:table-cell>
          <table:table-cell office:value-type="float" office:value="991.11162561626338" table:formula="of:=([.F16]-[.E16])*[.C16]+[.D16]" table:style-name="ce7">
            <text:p>991.1116256</text:p>
          </table:table-cell>
          <table:table-cell office:value-type="float" office:value="62.5" table:style-name="ce1">
            <text:p>62.5</text:p>
          </table:table-cell>
          <table:table-cell office:value-type="float" office:value="500" table:style-name="ce1">
            <text:p>500</text:p>
          </table:table-cell>
          <table:table-cell office:value-type="float" office:value="0" table:style-name="ce1">
            <text:p>0</text:p>
          </table:table-cell>
          <table:table-cell office:value-type="float" office:value="7.8577860098602148" table:formula="of:=[.F15]-[.E7]+[.E8]" table:style-name="ce7">
            <text:p>7.85778601</text:p>
          </table:table-cell>
          <table:table-cell table:number-columns-repeated="3" table:style-name="ce1"/>
          <table:table-cell office:value-type="float" office:value="75" table:style-name="ce1">
            <text:p>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ystemic veins</text:p>
          </table:table-cell>
          <table:table-cell office:value-type="float" office:value="2135.423875785345" table:formula="of:=([.F17]-[.E17])*[.C17]+[.D17]" table:style-name="ce7">
            <text:p>2135.423876</text:p>
          </table:table-cell>
          <table:table-cell office:value-type="float" office:value="88.6" table:style-name="ce1">
            <text:p>88.6</text:p>
          </table:table-cell>
          <table:table-cell office:value-type="float" office:value="1700" table:style-name="ce1">
            <text:p>1700</text:p>
          </table:table-cell>
          <table:table-cell office:value-type="float" office:value="0" table:style-name="ce1">
            <text:p>0</text:p>
          </table:table-cell>
          <table:table-cell office:value-type="float" office:value="4.9144906973515248" table:formula="of:=[.F15]-[.E6]" table:style-name="ce7">
            <text:p>4.91449069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ight atrium</text:p>
          </table:table-cell>
          <table:table-cell office:value-type="float" office:value="52.583777328322" table:formula="of:=([.F18]-[.E18])*[.C18]+[.D18]" table:style-name="ce7">
            <text:p>52.58377733</text:p>
          </table:table-cell>
          <table:table-cell office:value-type="float" office:value="12.5" table:style-name="ce1">
            <text:p>12.5</text:p>
          </table:table-cell>
          <table:table-cell office:value-type="float" office:value="0" table:style-name="ce1">
            <text:p>0</text:p>
          </table:table-cell>
          <table:table-cell office:value-type="float" office:value="-3.3452199999999999" table:style-name="ce1">
            <text:p>-3.34522</text:p>
          </table:table-cell>
          <table:table-cell office:value-type="float" office:value="0.86148218626576067" table:formula="of:=[.F15]-[.E7]" table:style-name="ce7">
            <text:p>0.861482186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x</text:p>
          </table:table-cell>
          <table:table-cell office:value-type="string" table:style-name="ce1">
            <text:p>y</text:p>
          </table:table-cell>
          <table:table-cell office:value-type="string" table:style-name="ce1">
            <text:p>der(y)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ulmonary arteries</text:p>
          </table:table-cell>
          <table:table-cell office:value-type="float" office:value="198.69730200000001" table:formula="of:=([.F19]-[.E19])*[.C19]+[.D19]" table:style-name="ce7">
            <text:p>198.697302</text:p>
          </table:table-cell>
          <table:table-cell office:value-type="float" office:value="5.3" table:style-name="ce1">
            <text:p>5.3</text:p>
          </table:table-cell>
          <table:table-cell office:value-type="float" office:value="110" table:style-name="ce1">
            <text:p>110</text:p>
          </table:table-cell>
          <table:table-cell office:value-type="float" office:value="-4" table:style-name="ce1">
            <text:p>-4</text:p>
          </table:table-cell>
          <table:table-cell office:value-type="float" office:value="12.735340000000001" table:formula="of:=[.F20]+[.E1]" table:style-name="ce7">
            <text:p>12.73534</text:p>
          </table:table-cell>
          <table:table-cell table:style-name="ce1"/>
          <table:table-cell office:value-type="float" office:value="2.2400000000000006E-5" table:formula="of:=-(-[.J15]*[.L15]-[.J15]*[.L14]+[.J14]*[.L15]+[.J14]*[.L14]+2*[.K15]-2*[.K14])/(([.J15]-[.J14])^3)" table:style-name="ce3">
            <text:p>0.0000224</text:p>
          </table:table-cell>
          <table:table-cell office:value-type="float" office:value="-3.1840000000000002E-3" table:formula="of:=(-([.J15]^2)*[.L15]-2*([.J15]^2)*[.L14]-3*[.J15]*[.K14]+[.J14]*[.J15]*[.L14]-3*[.J14]*[.K14]+3*[.J14]*[.K15]+3*[.J15]*[.K15]+([.J14]^2)*[.L14]+2*([.J14]^2)*[.L15]-[.J14]*[.J15]*[.L15])/([.J15]-[.J14])^3" table:style-name="ce4">
            <text:p>-3.18E-03</text:p>
          </table:table-cell>
          <table:table-cell office:value-type="float" office:value="0.10048" table:formula="of:=-(-[.L14]*[.J15]^3-2*[.J15]^2*[.L15]*[.J14]-[.J15]^2*[.L14]*[.J14]+[.J15]*[.L15]*[.J14]^2+2*[.J15]*[.L14]*[.J14]^2+6*[.J15]*[.J14]*[.K15]-6*[.J15]*[.J14]*[.K14]+[.L15]*[.J14]^3)/(([.J15]-[.J14])^3)" table:style-name="ce3">
            <text:p>0.10048</text:p>
          </table:table-cell>
          <table:table-cell office:value-type="float" office:value="0.88480000000000003" table:formula="of:=(-[.L14]*[.J15]^3*[.J14]+[.K14]*[.J15]^3-[.L15]*[.J14]^2*[.J15]^2+[.L14]*[.J14]^2*[.J15]^2-3*[.K14]*[.J15]^2*[.J14]+3*[.K15]*[.J14]^2*[.J15]+[.L15]*[.J14]^3*[.J15]-[.K15]*[.J14]^3)/(([.J15]-[.J14])^3)" table:style-name="ce3">
            <text:p>0.8848</text:p>
          </table:table-cell>
          <table:table-cell office:value-type="float" office:value="45" table:style-name="ce2">
            <text:p>4.50E+01</text:p>
          </table:table-cell>
          <table:table-cell office:value-type="float" office:value="1.0000000000000007" table:formula="of:=([.H19]*[.L19]^3+[.I19]*[.L19]^2+[.J19]*[.L19]+[.K19])" table:style-name="ce1">
            <text:p>1</text:p>
          </table:table-cell>
          <table:table-cell office:value-type="float" office:value="-0.05" table:formula="of:=(3*[.H19]*[.L19]^2+2*[.I19]*[.L19]+[.J19])" table:style-name="ce1">
            <text:p>-0.0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ulmonary capillaries</text:p>
          </table:table-cell>
          <table:table-cell office:value-type="float" office:value="198.58256399999999" table:formula="of:=([.F20]-[.E20])*[.C20]+[.D20]" table:style-name="ce7">
            <text:p>198.582564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140" table:style-name="ce1">
            <text:p>140</text:p>
          </table:table-cell>
          <table:table-cell office:value-type="float" office:value="-4" table:style-name="ce1">
            <text:p>-4</text:p>
          </table:table-cell>
          <table:table-cell office:value-type="float" office:value="8.7353400000000008" table:formula="of:=[.F21]+[.E2]" table:style-name="ce7">
            <text:p>8.73534</text:p>
          </table:table-cell>
          <table:table-cell table:style-name="ce1"/>
          <table:table-cell office:value-type="float" office:value="1.8518518518518518E-5" table:formula="of:=-(-[.J16]*[.L16]-[.J16]*[.L15]+[.J15]*[.L16]+[.J15]*[.L15]+2*[.K16]-2*[.K15])/(([.J16]-[.J15])^3)" table:style-name="ce3">
            <text:p>1.85185E-05</text:p>
          </table:table-cell>
          <table:table-cell office:value-type="float" office:value="-2.5000000000000001E-3" table:formula="of:=(-([.J16]^2)*[.L16]-2*([.J16]^2)*[.L15]-3*[.J16]*[.K15]+[.J15]*[.J16]*[.L15]-3*[.J15]*[.K15]+3*[.J15]*[.K16]+3*[.J16]*[.K16]+([.J15]^2)*[.L15]+2*([.J15]^2)*[.L16]-[.J15]*[.J16]*[.L16])/([.J16]-[.J15])^3" table:style-name="ce4">
            <text:p>-2.50E-03</text:p>
          </table:table-cell>
          <table:table-cell office:value-type="float" office:value="6.25E-2" table:formula="of:=-(-[.L15]*[.J16]^3-2*[.J16]^2*[.L16]*[.J15]-[.J16]^2*[.L15]*[.J15]+[.J16]*[.L16]*[.J15]^2+2*[.J16]*[.L15]*[.J15]^2+6*[.J16]*[.J15]*[.K16]-6*[.J16]*[.J15]*[.K15]+[.L16]*[.J15]^3)/(([.J16]-[.J15])^3)" table:style-name="ce3">
            <text:p>0.0625</text:p>
          </table:table-cell>
          <table:table-cell office:value-type="float" office:value="1.5625" table:formula="of:=(-[.L15]*[.J16]^3*[.J15]+[.K15]*[.J16]^3-[.L16]*[.J15]^2*[.J16]^2+[.L15]*[.J15]^2*[.J16]^2-3*[.K15]*[.J16]^2*[.J15]+3*[.K16]*[.J15]^2*[.J16]+[.L16]*[.J15]^3*[.J16]-[.K16]*[.J15]^3)/(([.J16]-[.J15])^3)" table:style-name="ce3">
            <text:p>1.5625</text:p>
          </table:table-cell>
          <table:table-cell office:value-type="float" office:value="45" table:style-name="ce2">
            <text:p>4.50E+01</text:p>
          </table:table-cell>
          <table:table-cell office:value-type="float" office:value="1" table:formula="of:=([.H20]*[.L20]^3+[.I20]*[.L20]^2+[.J20]*[.L20]+[.K20])" table:style-name="ce1">
            <text:p>1</text:p>
          </table:table-cell>
          <table:table-cell office:value-type="float" office:value="-0.05" table:formula="of:=(3*[.H20]*[.L20]^2+2*[.I20]*[.L20]+[.J20])" table:style-name="ce1">
            <text:p>-0.0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ulmonary veins</text:p>
          </table:table-cell>
          <table:table-cell office:value-type="float" office:value="208.41203999999999" table:formula="of:=([.F21]-[.E21])*[.C21]+[.D21]" table:style-name="ce7">
            <text:p>208.41204</text:p>
          </table:table-cell>
          <table:table-cell office:value-type="float" office:value="6" table:style-name="ce1">
            <text:p>6</text:p>
          </table:table-cell>
          <table:table-cell office:value-type="float" office:value="150" table:style-name="ce1">
            <text:p>150</text:p>
          </table:table-cell>
          <table:table-cell office:value-type="float" office:value="-4" table:style-name="ce1">
            <text:p>-4</text:p>
          </table:table-cell>
          <table:table-cell office:value-type="float" office:value="5.7353400000000008" table:formula="of:=[.F22]+[.E3]" table:style-name="ce7">
            <text:p>5.7353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left atrium</text:p>
          </table:table-cell>
          <table:table-cell office:value-type="float" office:value="50.503500000000003" table:style-name="ce1">
            <text:p>50.5035</text:p>
          </table:table-cell>
          <table:table-cell office:value-type="float" office:value="6.25" table:style-name="ce1">
            <text:p>6.25</text:p>
          </table:table-cell>
          <table:table-cell office:value-type="float" office:value="0" table:style-name="ce1">
            <text:p>0</text:p>
          </table:table-cell>
          <table:table-cell office:value-type="float" office:value="-3.3452199999999999" table:style-name="ce1">
            <text:p>-3.34522</text:p>
          </table:table-cell>
          <table:table-cell office:value-type="float" office:value="4.7353400000000008" table:formula="of:=([.B22]-[.D22])/[.C22]+[.E22]" table:style-name="ce7">
            <text:p>4.7353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left ventricle</text:p>
          </table:table-cell>
          <table:table-cell office:value-type="float" office:value="87.5" table:style-name="ce1">
            <text:p>87.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ight ventricle</text:p>
          </table:table-cell>
          <table:table-cell office:value-type="float" office:value="87.5" table:style-name="ce1">
            <text:p>87.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equestered veins</text:p>
          </table:table-cell>
          <table:table-cell office:value-type="float" office:value="120" table:style-name="ce8">
            <text:p>12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equestered arteries</text:p>
          </table:table-cell>
          <table:table-cell office:value-type="float" office:value="120" table:style-name="ce1">
            <text:p>120</text:p>
          </table:table-cell>
          <table:table-cell table:number-columns-repeated="6" table:style-name="ce1"/>
          <table:table-cell office:value-type="string" table:style-name="ce1">
            <text:p><text:s text:c="3"/>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float" office:value="5247.5646847299304" table:formula="of:=SUM([.B15:.B26])" table:style-name="ce1">
            <text:p>5247.56468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esistor</text:p>
          </table:table-cell>
          <table:table-cell office:value-type="string" table:style-name="ce1">
            <text:p>from pressure [mmHg]</text:p>
          </table:table-cell>
          <table:table-cell office:value-type="string" table:style-name="ce1">
            <text:p>to pressure [mmHg]</text:p>
          </table:table-cell>
          <table:table-cell office:value-type="string" table:style-name="ce1">
            <text:p>conductance [ml/(mmHg.min)]</text:p>
          </table:table-cell>
          <table:table-cell office:value-type="string" table:style-name="ce1">
            <text:p>blood flow [ml/min]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13.719298245614034" table:formula="of:=[.H28]*[.G28]/([.G28]+[.H28])" table:style-name="ce1">
            <text:p>13.71929825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left coronary circulation</text:p>
          </table:table-cell>
          <table:table-cell office:value-type="float" office:value="95" table:formula="of:=[.$F$15]" table:style-name="ce7">
            <text:p>95</text:p>
          </table:table-cell>
          <table:table-cell office:value-type="float" office:value="0.86148218626576067" table:formula="of:=[.$F$18]" table:style-name="ce7">
            <text:p>0.861482186</text:p>
          </table:table-cell>
          <table:table-cell office:value-type="float" office:value="2.3512183038989254" table:formula="of:=[.E29]/([.B29]-[.C29])" table:style-name="ce9">
            <text:p>2.351218304</text:p>
          </table:table-cell>
          <table:table-cell office:value-type="float" office:value="221.34020618556701" table:formula="of:=[.H1]" table:style-name="ce7">
            <text:p>221.3402062</text:p>
          </table:table-cell>
          <table:table-cell table:style-name="ce1"/>
          <table:table-cell office:value-type="float" office:value="40" table:style-name="ce5">
            <text:p>40</text:p>
          </table:table-cell>
          <table:table-cell office:value-type="float" office:value="2.5" table:style-name="ce5">
            <text:p>2.5</text:p>
          </table:table-cell>
          <table:table-cell table:style-name="ce1"/>
          <table:table-cell office:value-type="float" office:value="2.3529411764705883" table:formula="of:=[.H29]*[.G29]/([.G29]+[.H29])" table:style-name="ce1">
            <text:p>2.352941176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right coronary circulation</text:p>
          </table:table-cell>
          <table:table-cell office:value-type="float" office:value="95" table:formula="of:=[.$F$15]" table:style-name="ce7">
            <text:p>95</text:p>
          </table:table-cell>
          <table:table-cell office:value-type="float" office:value="0.86148218626576067" table:formula="of:=[.$F$18]" table:style-name="ce7">
            <text:p>0.861482186</text:p>
          </table:table-cell>
          <table:table-cell office:value-type="float" office:value="0.44215388458276256" table:formula="of:=[.E30]/([.B30]-[.C30])" table:style-name="ce9">
            <text:p>0.442153885</text:p>
          </table:table-cell>
          <table:table-cell office:value-type="float" office:value="41.623711340206185" table:formula="of:=[.H2]" table:style-name="ce7">
            <text:p>41.62371134</text:p>
          </table:table-cell>
          <table:table-cell table:style-name="ce1"/>
          <table:table-cell office:value-type="float" office:value="10" table:style-name="ce5">
            <text:p>10</text:p>
          </table:table-cell>
          <table:table-cell office:value-type="float" office:value="0.5" table:style-name="ce5">
            <text:p>0.5</text:p>
          </table:table-cell>
          <table:table-cell table:style-name="ce1"/>
          <table:table-cell office:value-type="float" office:value="0.47619047619047616" table:formula="of:=[.H30]*[.G30]/([.G30]+[.H30])" table:style-name="ce1">
            <text:p>0.476190476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peripheral circulation</text:p>
          </table:table-cell>
          <table:table-cell office:value-type="float" office:value="95" table:formula="of:=[.$F$15]" table:style-name="ce7">
            <text:p>95</text:p>
          </table:table-cell>
          <table:table-cell office:value-type="float" office:value="4.9144906973515248" table:formula="of:=[.$F$17]" table:style-name="ce7">
            <text:p>4.914490697</text:p>
          </table:table-cell>
          <table:table-cell office:value-type="float" office:value="43.2" table:formula="of:=[.E31]/([.B31]-[.C31])" table:style-name="ce7">
            <text:p>43.2</text:p>
          </table:table-cell>
          <table:table-cell office:value-type="float" office:value="3891.6940018744144" table:formula="of:=[.H4]" table:style-name="ce7">
            <text:p>3891.694002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14.183333333333334" table:formula="of:=[.H31]*[.G31]/([.G31]+[.H31])" table:style-name="ce1">
            <text:p>14.18333333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table:number-columns-repeated="4" table:style-name="ce7"/>
          <table:table-cell table:style-name="ce1"/>
          <table:table-cell office:value-type="string" table:style-name="ce2">
            <text:p>peripheral: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hepatic artery</text:p>
          </table:table-cell>
          <table:table-cell office:value-type="float" office:value="95" table:formula="of:=[.$F$15]" table:style-name="ce7">
            <text:p>95</text:p>
          </table:table-cell>
          <table:table-cell office:value-type="float" office:value="7.8577860098602148" table:formula="of:=[.$F$16]" table:style-name="ce7">
            <text:p>7.85778601</text:p>
          </table:table-cell>
          <table:table-cell office:value-type="float" office:value="2.8" table:formula="of:=[.B10]" table:style-name="ce7">
            <text:p>2.8</text:p>
          </table:table-cell>
          <table:table-cell office:value-type="float" office:value="243.99819917239137" table:formula="of:=[.D33]*([.B33]-[.C33])" table:style-name="ce7">
            <text:p>243.9981992</text:p>
          </table:table-cell>
          <table:table-cell table:style-name="ce1"/>
          <table:table-cell table:style-name="ce2"/>
          <table:table-cell office:value-type="string" table:style-name="ce1">
            <text:p>bone</text:p>
          </table:table-cell>
          <table:table-cell office:value-type="string" table:style-name="ce1">
            <text:p>brain</text:p>
          </table:table-cell>
          <table:table-cell office:value-type="string" table:style-name="ce1">
            <text:p>fat</text:p>
          </table:table-cell>
          <table:table-cell office:value-type="string" table:style-name="ce1">
            <text:p>kidney</text:p>
          </table:table-cell>
          <table:table-cell office:value-type="string" table:style-name="ce1">
            <text:p>skin</text:p>
          </table:table-cell>
          <table:table-cell office:value-type="string" table:style-name="ce1">
            <text:p>skeletal muscle</text:p>
          </table:table-cell>
          <table:table-cell office:value-type="string" table:style-name="ce1">
            <text:p>respiratory muscle</text:p>
          </table:table-cell>
          <table:table-cell office:value-type="string" table:style-name="ce1">
            <text:p>other tiss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GIT</text:p>
          </table:table-cell>
          <table:table-cell office:value-type="float" office:value="95" table:formula="of:=[.$F$15]" table:style-name="ce7">
            <text:p>95</text:p>
          </table:table-cell>
          <table:table-cell office:value-type="float" office:value="7.8577860098602148" table:formula="of:=[.$F$16]" table:style-name="ce7">
            <text:p>7.85778601</text:p>
          </table:table-cell>
          <table:table-cell office:value-type="float" office:value="11.49091623424583" table:formula="of:=[.E34]/([.B34]-[.C34])" table:style-name="ce9">
            <text:p>11.49091623</text:p>
          </table:table-cell>
          <table:table-cell office:value-type="float" office:value="1001.3438814274214" table:formula="of:=[.H6]" table:style-name="ce7">
            <text:p>1001.343881</text:p>
          </table:table-cell>
          <table:table-cell table:style-name="ce1"/>
          <table:table-cell office:value-type="float" office:value="43.247888245614043" table:formula="of:=SUM([.H34:.O34])" table:style-name="ce2">
            <text:p>4.32E+01</text:p>
          </table:table-cell>
          <table:table-cell office:value-type="float" office:value="3.62859" table:style-name="ce1">
            <text:p>3.62859</text:p>
          </table:table-cell>
          <table:table-cell office:value-type="float" office:value="9.1" table:style-name="ce6">
            <text:p>9.1</text:p>
          </table:table-cell>
          <table:table-cell office:value-type="float" office:value="2.7" table:style-name="ce1">
            <text:p>2.7</text:p>
          </table:table-cell>
          <table:table-cell office:value-type="float" office:value="13.719298245614034" table:formula="of:=[.J28]" table:style-name="ce1">
            <text:p>13.71929825</text:p>
          </table:table-cell>
          <table:table-cell office:value-type="float" office:value="1.6" table:style-name="ce1">
            <text:p>1.6</text:p>
          </table:table-cell>
          <table:table-cell office:value-type="float" office:value="7.2" table:style-name="ce1">
            <text:p>7.2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4.2" table:style-name="ce1">
            <text:p>4.2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hepatic vein</text:p>
          </table:table-cell>
          <table:table-cell office:value-type="float" office:value="7.8577860098602148" table:formula="of:=[.$F$16]" table:style-name="ce7">
            <text:p>7.85778601</text:p>
          </table:table-cell>
          <table:table-cell office:value-type="float" office:value="0.86148218626576067" table:formula="of:=[.F18]" table:style-name="ce7">
            <text:p>0.861482186</text:p>
          </table:table-cell>
          <table:table-cell office:value-type="float" office:value="178" table:formula="of:=[.E35]/([.B35]-[.C35])" table:style-name="ce7">
            <text:p>178</text:p>
          </table:table-cell>
          <table:table-cell office:value-type="float" office:value="1245.3420805998128" table:formula="of:=[.E34]+[.E33]" table:style-name="ce7">
            <text:p>1245.342081</text:p>
          </table:table-cell>
          <table:table-cell table:number-columns-repeated="2" table:style-name="ce1"/>
          <table:table-cell office:value-type="float" office:value="4.24" table:style-name="ce1">
            <text:p>4.24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ystemic veins</text:p>
          </table:table-cell>
          <table:table-cell office:value-type="float" office:value="4.9144906973515248" table:formula="of:=[.$F$17]" table:style-name="ce7">
            <text:p>4.914490697</text:p>
          </table:table-cell>
          <table:table-cell office:value-type="float" office:value="0.86148218626576067" table:formula="of:=[.$F$18]" table:style-name="ce7">
            <text:p>0.861482186</text:p>
          </table:table-cell>
          <table:table-cell office:value-type="float" office:value="960.19882298047901" table:formula="of:=[.E36]/([.B36]-[.C36])" table:style-name="ce9">
            <text:p>960.198823</text:p>
          </table:table-cell>
          <table:table-cell office:value-type="float" office:value="3891.6940018744144" table:formula="of:=[.E31]" table:style-name="ce7">
            <text:p>3891.69400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total systemic blood flow</text:p>
          </table:table-cell>
          <table:table-cell table:number-columns-repeated="3" table:style-name="ce1"/>
          <table:table-cell office:value-type="float" office:value="5400" table:formula="of:=[.E36]+[.E35]+[.E30]+[.E29]" table:style-name="ce7">
            <text:p>5400</text:p>
          </table:table-cell>
          <table:table-cell table:style-name="ce1"/>
          <table:table-cell office:value-type="string" table:style-name="ce1">
            <text:p>Brain-CO2.PCO2 [mmHg]:</text:p>
          </table:table-cell>
          <table:table-cell office:value-type="float" office:value="46.6" table:style-name="ce1">
            <text:p>46.6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pulmonary arteries</text:p>
          </table:table-cell>
          <table:table-cell office:value-type="float" office:value="12.735340000000001" table:formula="of:=[.F19]" table:style-name="ce7">
            <text:p>12.73534</text:p>
          </table:table-cell>
          <table:table-cell office:value-type="float" office:value="8.7353400000000008" table:formula="of:=[.F20]" table:style-name="ce7">
            <text:p>8.73534</text:p>
          </table:table-cell>
          <table:table-cell office:value-type="float" office:value="1350" table:formula="of:=[.B6]" table:style-name="ce7">
            <text:p>1350</text:p>
          </table:table-cell>
          <table:table-cell office:value-type="float" office:value="5400" table:formula="of:=[.D38]*([.B38]-[.C38])" table:style-name="ce7">
            <text:p>5400</text:p>
          </table:table-cell>
          <table:table-cell table:number-columns-repeated="2" table:style-name="ce1"/>
          <table:table-cell office:value-type="float" office:value="6212.8223684210525" table:formula="of:=[.H37]*101325/760" table:style-name="ce1">
            <text:p>6212.822368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pulmonary capillaries</text:p>
          </table:table-cell>
          <table:table-cell office:value-type="float" office:value="8.7353400000000008" table:formula="of:=[.F20]" table:style-name="ce7">
            <text:p>8.73534</text:p>
          </table:table-cell>
          <table:table-cell office:value-type="float" office:value="5.7353400000000008" table:formula="of:=[.F21]" table:style-name="ce7">
            <text:p>5.73534</text:p>
          </table:table-cell>
          <table:table-cell office:value-type="float" office:value="1800" table:formula="of:=[.B7]" table:style-name="ce7">
            <text:p>1800</text:p>
          </table:table-cell>
          <table:table-cell office:value-type="float" office:value="5400" table:formula="of:=[.D39]*([.B39]-[.C39])" table:style-name="ce7">
            <text:p>54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ulmonary veins</text:p>
          </table:table-cell>
          <table:table-cell office:value-type="float" office:value="5.7353400000000008" table:formula="of:=[.F21]" table:style-name="ce7">
            <text:p>5.73534</text:p>
          </table:table-cell>
          <table:table-cell office:value-type="float" office:value="4.7353400000000008" table:formula="of:=[.F22]" table:style-name="ce7">
            <text:p>4.73534</text:p>
          </table:table-cell>
          <table:table-cell office:value-type="float" office:value="5400" table:formula="of:=[.B8]" table:style-name="ce7">
            <text:p>5400</text:p>
          </table:table-cell>
          <table:table-cell office:value-type="float" office:value="5400" table:formula="of:=[.D40]*([.B40]-[.C40])" table:style-name="ce7">
            <text:p>5400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table:style-name="ce5"/>
          <table:table-cell table:number-columns-repeated="16380" table:style-name="ce1"/>
        </table:table-row>
        <table:table-row table:style-name="ro1">
          <table:table-cell office:value-type="string" table:style-name="ce1">
            <text:p>stroke volume</text:p>
          </table:table-cell>
          <table:table-cell office:value-type="float" office:value="75" table:formula="of:=[.B1]/[.B5]" table:style-name="ce7">
            <text:p>75</text:p>
          </table:table-cell>
          <table:table-cell table:style-name="ce1"/>
          <table:table-cell table:style-name="ce5"/>
          <table:table-cell table:number-columns-repeated="16380" table:style-name="ce1"/>
        </table:table-row>
        <table:table-row table:style-name="ro1">
          <table:table-cell office:value-type="string" table:style-name="ce1">
            <text:p>diastole</text:p>
          </table:table-cell>
          <table:table-cell office:value-type="string" table:style-name="ce1">
            <text:p>filling pressure [mmHg]</text:p>
          </table:table-cell>
          <table:table-cell office:value-type="string" table:style-name="ce1">
            <text:p>stiffnes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rmalFillingPressure</text:p>
          </table:table-cell>
          <table:table-cell office:value-type="string" table:style-name="ce1">
            <text:p>NormalEndDiastolicPressure</text:p>
          </table:table-cell>
          <table:table-cell office:value-type="string" table:style-name="ce1">
            <text:p>EDV effect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-Basic</text:p>
          </table:table-cell>
          <table:table-cell office:value-type="string" table:style-name="ce1">
            <text:p>EDV</text:p>
          </table:table-cell>
          <table:table-cell office:value-type="string" table:style-name="ce1">
            <text:p>EDV (old HumMod)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left ventricle</text:p>
          </table:table-cell>
          <table:table-cell office:value-type="float" office:value="4.7353400000000008" table:formula="of:=[.$F$22]" table:style-name="ce7">
            <text:p>4.7353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.62" table:style-name="ce1">
            <text:p>4.62</text:p>
          </table:table-cell>
          <table:table-cell office:value-type="float" office:value="125" table:style-name="ce1">
            <text:p>125</text:p>
          </table:table-cell>
          <table:table-cell office:value-type="float" office:value="1.0072142045130108" table:formula="of:=((([.B44]-[.E22])/([.C44]*([.E44]-[.E22])))^(1/[.D44]))" table:style-name="ce7">
            <text:p>1.007214205</text:p>
          </table:table-cell>
          <table:table-cell office:value-type="float" office:value="5.0977408000000006E-4" table:formula="of:=1/([.F44]^[.D44]/([.C44]*([.E44]-[.E$22])))" table:style-name="ce7">
            <text:p>0.000509774</text:p>
          </table:table-cell>
          <table:table-cell office:value-type="float" office:value="5.1000000000000004E-4" table:style-name="ce1">
            <text:p>0.00051</text:p>
          </table:table-cell>
          <table:table-cell office:value-type="float" office:value="125.90177556412635" table:formula="of:=[.F44]*[.G44]" table:style-name="ce1">
            <text:p>125.9017756</text:p>
          </table:table-cell>
          <table:table-cell office:value-type="float" office:value="125.87388646624703" table:formula="of:=(([.B44]-[.E22])/[.I44])^(1/[.D44])" table:style-name="ce7">
            <text:p>125.8738865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right ventricle</text:p>
          </table:table-cell>
          <table:table-cell office:value-type="float" office:value="0.86148218626576067" table:formula="of:=[.F18]" table:style-name="ce7">
            <text:p>0.86148218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.72" table:style-name="ce1">
            <text:p>0.72</text:p>
          </table:table-cell>
          <table:table-cell office:value-type="float" office:value="125" table:style-name="ce1">
            <text:p>125</text:p>
          </table:table-cell>
          <table:table-cell office:value-type="float" office:value="1.0172527131000366" table:formula="of:=((([.B45]-[.E$22])/([.C45]*([.E45]-[.E22])))^(1/[.D45]))" table:style-name="ce7">
            <text:p>1.017252713</text:p>
          </table:table-cell>
          <table:table-cell office:value-type="float" office:value="2.6017408000000001E-4" table:formula="of:=1/([.F45]^[.D45]/([.C45]*([.E45]-[.E$22])))" table:style-name="ce7">
            <text:p>0.000260174</text:p>
          </table:table-cell>
          <table:table-cell office:value-type="float" office:value="2.5999999999999998E-4" table:style-name="ce1">
            <text:p>0.00026</text:p>
          </table:table-cell>
          <table:table-cell office:value-type="float" office:value="127.15658913750458" table:formula="of:=[.F45]*[.G45]" table:style-name="ce1">
            <text:p>127.1565891</text:p>
          </table:table-cell>
          <table:table-cell office:value-type="float" office:value="127.1991501281744" table:formula="of:=(([.B45]-[.E22])/[.I45])^(1/[.D45])" table:style-name="ce7">
            <text:p>127.1991501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systole</text:p>
          </table:table-cell>
          <table:table-cell office:value-type="string" table:style-name="ce1">
            <text:p>arys pressure [mmHg]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ormalSystolicPressure</text:p>
          </table:table-cell>
          <table:table-cell office:value-type="string" table:style-name="ce1">
            <text:p>NormalEndSystolicVolume</text:p>
          </table:table-cell>
          <table:table-cell office:value-type="string" table:style-name="ce1">
            <text:p>additionalPressure_Systolic</text:p>
          </table:table-cell>
          <table:table-cell office:value-type="string" table:style-name="ce1">
            <text:p>ESV effect</text:p>
          </table:table-cell>
          <table:table-cell table:number-columns-repeated="2" table:style-name="ce1"/>
          <table:table-cell office:value-type="string" table:style-name="ce1">
            <text:p>expected ESV</text:p>
          </table:table-cell>
          <table:table-cell office:value-type="string" table:style-name="ce1">
            <text:p>proof</text:p>
          </table:table-cell>
          <table:table-cell office:value-type="string" table:style-name="ce1">
            <text:p>ESV (old HumMod)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left ventricle</text:p>
          </table:table-cell>
          <table:table-cell office:value-type="float" office:value="95" table:formula="of:=[.F15]" table:style-name="ce7">
            <text:p>95</text:p>
          </table:table-cell>
          <table:table-cell office:value-type="float" office:value="0.5" table:style-name="ce1">
            <text:p>0.5</text:p>
          </table:table-cell>
          <table:table-cell office:value-type="float" office:value="95" table:style-name="ce1">
            <text:p>95</text:p>
          </table:table-cell>
          <table:table-cell office:value-type="float" office:value="50.873886466247029" table:formula="of:=[.J47]/[.G47]" table:style-name="ce9">
            <text:p>50.87388647</text:p>
          </table:table-cell>
          <table:table-cell office:value-type="float" office:value="24" table:style-name="ce1">
            <text:p>24</text:p>
          </table:table-cell>
          <table:table-cell office:value-type="float" office:value="1" table:formula="of:=((([.B47]+[.F47]-[.E$22])/([.D47]+[.F47]-[.E$22]))^(1/[.C47]))" table:style-name="ce7">
            <text:p>1</text:p>
          </table:table-cell>
          <table:table-cell office:value-type="float" office:value="17.152978687582845" table:formula="of:=1/([.E47]^[.C47]/([.D47]+[.F47]-[.E$22]))" table:style-name="ce7">
            <text:p>17.15297869</text:p>
          </table:table-cell>
          <table:table-cell office:value-type="float" office:value="17.39" table:style-name="ce1">
            <text:p>17.39</text:p>
          </table:table-cell>
          <table:table-cell office:value-type="float" office:value="50.873886466247029" table:formula="of:=[.K44]-[.B42]" table:style-name="ce7">
            <text:p>50.87388647</text:p>
          </table:table-cell>
          <table:table-cell office:value-type="float" office:value="50.873886466247022" table:formula="of:=(([.B47]-[.E22]+[.F47])/[.H47])^(1/[.C47])" table:style-name="ce7">
            <text:p>50.87388647</text:p>
          </table:table-cell>
          <table:table-cell office:value-type="float" office:value="50.027760132613736" table:formula="of:=(([.B47]-[.E21]+[.F47])/[.I47])^(1/[.C47])" table:style-name="ce7">
            <text:p>50.02776013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ight ventricle</text:p>
          </table:table-cell>
          <table:table-cell office:value-type="float" office:value="12.735340000000001" table:formula="of:=[.F19]" table:style-name="ce7">
            <text:p>12.73534</text:p>
          </table:table-cell>
          <table:table-cell office:value-type="float" office:value="0.5" table:style-name="ce1">
            <text:p>0.5</text:p>
          </table:table-cell>
          <table:table-cell office:value-type="float" office:value="12.5" table:style-name="ce1">
            <text:p>12.5</text:p>
          </table:table-cell>
          <table:table-cell office:value-type="float" office:value="51.224138979754599" table:formula="of:=[.J48]/[.G48]" table:style-name="ce9">
            <text:p>51.22413898</text:p>
          </table:table-cell>
          <table:table-cell office:value-type="float" office:value="9" table:style-name="ce1">
            <text:p>9</text:p>
          </table:table-cell>
          <table:table-cell office:value-type="float" office:value="1.0190342125380605" table:formula="of:=((([.B48]+[.F48]-[.E$22])/([.D48]+[.F48]-[.E$22]))^(1/[.C48]))" table:style-name="ce7">
            <text:p>1.019034213</text:p>
          </table:table-cell>
          <table:table-cell office:value-type="float" office:value="3.4714068262237077" table:formula="of:=1/([.E48]^[.C48]/([.D48]+[.F48]-[.E$22]))" table:style-name="ce7">
            <text:p>3.471406826</text:p>
          </table:table-cell>
          <table:table-cell office:value-type="float" office:value="3.53" table:style-name="ce1">
            <text:p>3.53</text:p>
          </table:table-cell>
          <table:table-cell office:value-type="float" office:value="52.199150128174395" table:formula="of:=[.K45]-[.B42]" table:style-name="ce7">
            <text:p>52.19915013</text:p>
          </table:table-cell>
          <table:table-cell office:value-type="float" office:value="52.199150128174409" table:formula="of:=(([.B48]-[.E22]+[.F48])/[.H48])^(1/[.C48])" table:style-name="ce7">
            <text:p>52.19915013</text:p>
          </table:table-cell>
          <table:table-cell office:value-type="float" office:value="50.480662706032476" table:formula="of:=(([.B48]-[.E22]+[.F48])/[.I48])^(1/[.C48])" table:style-name="ce7">
            <text:p>50.48066271</text:p>
          </table:table-cell>
          <table:table-cell table:number-columns-repeated="16372" table:style-name="ce1"/>
        </table:table-row>
        <table:table-row table:style-name="ro1">
          <table:table-cell table:number-columns-repeated="16384"/>
        </table:table-row>
        <table:table-row table:number-rows-repeated="2" table:style-name="ro1">
          <table:table-cell/>
          <table:table-cell table:number-columns-repeated="3" table:style-name="ce7"/>
          <table:table-cell table:number-columns-repeated="16380"/>
        </table:table-row>
        <table:table-row table:number-rows-repeated="104852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urier New,courier" svg:font-family="&quot;Courier New,courier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arek</meta:initial-creator>
    <dc:creator>marek</dc:creator>
    <meta:creation-date>2015-09-09T20:31:33Z</meta:creation-date>
    <dc:date>2015-09-12T12:21:36Z</dc:date>
  </office:meta>
</office:document-meta>
</file>